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<text:a xlink:href="https://legendarystories.net/heroes-of-rathe/arakni-about.html" xlink:type="simple">2.1.Arakni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ssin</text:p>
          </table:table-cell>
          <table:table-cell office:value-type="string" calcext:value-type="string">
            <text:p>The Pits</text:p>
          </table:table-cell>
        </table:table-row>
        <table:table-row table:style-name="ro1">
          <table:table-cell office:value-type="string" calcext:value-type="string">
            <text:p><text:a xlink:href="https://legendarystories.net/heroes-of-rathe/aurora-about.html" xlink:type="simple">2.2.Aurora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mental, Runeblade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string" calcext:value-type="string">
            <text:p><text:a xlink:href="https://legendarystories.net/heroes-of-rathe/azalea-about.html" xlink:type="simple">2.3.Azaela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The Pits</text:p>
          </table:table-cell>
        </table:table-row>
        <table:table-row table:style-name="ro2">
          <table:table-cell office:value-type="string" calcext:value-type="string">
            <text:p><text:a xlink:href="https://legendarystories.net/heroes-of-rathe/benji-about.html" xlink:type="simple">2.4.Benji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nja</text:p>
          </table:table-cell>
          <table:table-cell table:style-name="ce3" office:value-type="string" calcext:value-type="string">
            <text:p>Gorge of a Thousand Winds</text:p>
          </table:table-cell>
        </table:table-row>
        <table:table-row table:style-name="ro3">
          <table:table-cell office:value-type="string" calcext:value-type="string">
            <text:p><text:a xlink:href="https://legendarystories.net/heroes-of-rathe/betsy-about.html" xlink:type="simple">2.5.Betsy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ardian</text:p>
          </table:table-cell>
          <table:table-cell table:style-name="ce3" office:value-type="string" calcext:value-type="string">
            <text:p>Deathmatch Arena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zard</text:p>
          </table:table-cell>
          <table:table-cell/>
        </table:table-row>
        <table:table-row table:style-name="ro2">
          <table:table-cell office:value-type="string" calcext:value-type="string">
            <text:p><text:a xlink:href="https://legendarystories.net/heroes-of-rathe/boltyn-about.html" xlink:type="simple">2.6.Boltyn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, Warrior</text:p>
          </table:table-cell>
          <table:table-cell table:style-name="ce3" office:value-type="string" calcext:value-type="string">
            <text:p>Northern Realms/Solana</text:p>
          </table:table-cell>
        </table:table-row>
        <table:table-row table:style-name="ro1">
          <table:table-cell office:value-type="string" calcext:value-type="string">
            <text:p><text:a xlink:href="https://legendarystories.net/heroes-of-rathe/bravo-about.html" xlink:type="simple">2.7.Bravo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Everfest Carnival</text:p>
          </table:table-cell>
        </table:table-row>
        <table:table-row table:style-name="ro1">
          <table:table-cell office:value-type="string" calcext:value-type="string">
            <text:p><text:a xlink:href="https://legendarystories.net/heroes-of-rathe/brevant-about.html" xlink:type="simple">2.8.Brevant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olana</text:p>
          </table:table-cell>
        </table:table-row>
        <table:table-row table:style-name="ro1">
          <table:table-cell office:value-type="string" calcext:value-type="string">
            <text:p><text:a xlink:href="https://legendarystories.net/heroes-of-rathe/briar-about.html" xlink:type="simple">2.9.Briar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mental, Runeblade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string" calcext:value-type="string">
            <text:p><text:a xlink:href="https://legendarystories.net/heroes-of-rathe/chane-about.html" xlink:type="simple">2.10.Chane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adow, Runeblade</text:p>
          </table:table-cell>
          <table:table-cell office:value-type="string" calcext:value-type="string">
            <text:p>Demonastery</text:p>
          </table:table-cell>
        </table:table-row>
        <table:table-row table:style-name="ro1">
          <table:table-cell office:value-type="string" calcext:value-type="string">
            <text:p><text:a xlink:href="https://legendarystories.net/heroes-of-rathe/dash-about.html" xlink:type="simple">2.11.Dash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chanologist</text:p>
          </table:table-cell>
          <table:table-cell office:value-type="string" calcext:value-type="string">
            <text:p>Metrix</text:p>
          </table:table-cell>
        </table:table-row>
        <table:table-row table:style-name="ro1">
          <table:table-cell office:value-type="string" calcext:value-type="string">
            <text:p><text:a xlink:href="https://legendarystories.net/heroes-of-rathe/data-doll-mkii-about.html" xlink:type="simple">2.12.Data Doll</text:a></text:p>
          </table:table-cell>
          <table:table-cell office:value-type="string" calcext:value-type="string">
            <text:p>ROBOT/F</text:p>
          </table:table-cell>
          <table:table-cell office:value-type="string" calcext:value-type="string">
            <text:p>Mechanologist</text:p>
          </table:table-cell>
          <table:table-cell office:value-type="string" calcext:value-type="string">
            <text:p>Metrix</text:p>
          </table:table-cell>
        </table:table-row>
        <table:table-row table:style-name="ro1">
          <table:table-cell office:value-type="string" calcext:value-type="string">
            <text:p><text:a xlink:href="https://legendarystories.net/heroes-of-rathe/dorinthea-about.html" xlink:type="simple">2.13.Dorinthea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rrior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dromai-about.html" xlink:type="simple">2.14.Dromai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conic, Illusionist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emperor-about.html" xlink:type="simple">2.15.Empero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yal, Draconic, Warrior, Wizard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enigma-about.html" xlink:type="simple">2.16.Enigma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ystic, Illusionist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fai-about.html" xlink:type="simple">2.17.Fai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conic, Ninja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florian-about.html" xlink:type="simple">2.18.Florian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mental, Runeblade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genis-about.html" xlink:type="simple">2.19.Genis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rchant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ira-about.html" xlink:type="simple">2.20.Ira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nja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iyslander-about.html" xlink:type="simple">2.21.Iyslander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mental, Wizard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kano-about.html" xlink:type="simple">2.22.Kano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zard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kassai-about.html" xlink:type="simple">2.23.Kassai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rrior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katsu-about.html" xlink:type="simple">2.24.Katsu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nja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kavdaen-about.html" xlink:type="simple">2.25.Kavdaen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rchant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kayo-about.html" xlink:type="simple">2.26.Kayo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ute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levia-about.html" xlink:type="simple">2.27.Levia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adow, Brute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lexi-about.html" xlink:type="simple">2.28.Lexi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mental, Ranger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maxx-about.html" xlink:type="simple">2.29.Maxx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anologist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melody-about.html" xlink:type="simple">2.30.Melody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d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nuu-about.html" xlink:type="simple">2.31.Nuu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ystic, Assassin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oldhim-about.html" xlink:type="simple">2.32.Oldhi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mental, Guardian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olympia-about.html" xlink:type="simple">2.33.Olympia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rrior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r/oscilio-about.html" xlink:type="simple">2.34.Oscilio</text:a></text:p>
          </table:table-cell>
          <table:table-cell office:value-type="string" calcext:value-type="string">
            <text:p>MAGIA</text:p>
          </table:table-cell>
          <table:table-cell office:value-type="string" calcext:value-type="string">
            <text:p>Elemental, Wizard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prism-about.html" xlink:type="simple">2.35.Prism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, Illusionist</text:p>
          </table:table-cell>
          <table:table-cell/>
        </table:table-row>
        <table:table-row table:style-name="ro3">
          <table:table-cell office:value-type="string" calcext:value-type="string">
            <text:p>Professor Teklovoss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anologist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rhinar-about.html" xlink:type="simple">2.36.Rhina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ute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riptide-about.html" xlink:type="simple">2.37.Riptide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ger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shiyana-about.html" xlink:type="simple">2.38.Shiyana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apeshifter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teklovossen-about.html" xlink:type="simple">2.39.Teklovossen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chanologist</text:p>
          </table:table-cell>
          <table:table-cell office:value-type="string" calcext:value-type="string">
            <text:p>Metrix</text:p>
          </table:table-cell>
        </table:table-row>
        <table:table-row table:style-name="ro1">
          <table:table-cell office:value-type="string" calcext:value-type="string">
            <text:p>Ter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mental, Guardian 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uzuri-about.html" xlink:type="simple">2.40.Uzuri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inja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valda-about.html" xlink:type="simple">2.41.Valda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ardian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verdance-about.html" xlink:type="simple">2.42.Verdance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mental, Wizard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victor-goldmane-about.html" xlink:type="simple">2.43.Victor Goldmane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ardian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viserai-about.html" xlink:type="simple">2.44.Viserai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eblade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vynnset-about.html" xlink:type="simple">2.45.Vynnset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adow, Runeblade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yoji-about.html" xlink:type="simple">2.46.Yoji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ardian</text:p>
          </table:table-cell>
          <table:table-cell/>
        </table:table-row>
        <table:table-row table:style-name="ro1">
          <table:table-cell office:value-type="string" calcext:value-type="string">
            <text:p><text:a xlink:href="https://legendarystories.net/heroes-of-rathe/zen-about.html" xlink:type="simple">2.47.Zen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nj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 style:data-style-name="N2" text:time-value="19:28:41.8383597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9:31:13.762800278</meta:creation-date>
    <dc:date>2024-09-25T20:57:11.290458156</dc:date>
    <meta:editing-duration>PT1H46M8S</meta:editing-duration>
    <meta:editing-cycles>4</meta:editing-cycles>
    <meta:generator>LibreOffice/7.6.5.2$Linux_X86_64 LibreOffice_project/60$Build-2</meta:generator>
    <meta:document-statistic meta:table-count="1" meta:cell-count="163" meta:object-count="0"/>
  </office:meta>
</office:document-meta>
</file>